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demetrik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3" office:value-type="string" calcext:value-type="string">
            <text:p>Sprint 1</text:p>
          </table:table-cell>
          <table:table-cell table:style-name="ce3" office:value-type="string" calcext:value-type="string">
            <text:p>Sprint 2</text:p>
          </table:table-cell>
          <table:table-cell table:style-name="ce3" office:value-type="string" calcext:value-type="string">
            <text:p>Sprint 3</text:p>
          </table:table-cell>
          <table:table-cell table:style-name="ce3" office:value-type="string" calcext:value-type="string">
            <text:p>Sprint 4</text:p>
          </table:table-cell>
          <table:table-cell table:style-name="ce3" office:value-type="string" calcext:value-type="string">
            <text:p>usw…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eakout Code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1 Lines of Code (physical)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50" calcext:value-type="float">
            <text:p>350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2 Lines of Code (logical)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72" calcext:value-type="float">
            <text:p>27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3 Kommentar (whole)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4 Kommentar (embedded)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5 Kommentarrate</text:p>
          </table:table-cell>
          <table:table-cell table:style-name="ce2" table:formula="of:=[.B3]/([.B5]+[.B6])" office:value-type="float" office:value="8.625" calcext:value-type="float">
            <text:p/>
          </table:table-cell>
          <table:table-cell table:style-name="ce2" table:formula="of:=[.C3]/([.C5]+[.C6])" office:value-type="float" office:value="10" calcext:value-type="float">
            <text:p/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6 LoC (logical)/Kommentare</text:p>
          </table:table-cell>
          <table:table-cell table:style-name="ce2" table:formula="of:=[.B4]/([.B5]+[.B6])" office:value-type="float" office:value="6.375" calcext:value-type="float">
            <text:p/>
          </table:table-cell>
          <table:table-cell table:style-name="ce2" table:formula="of:=[.C4]/([.C5]+[.C6])" office:value-type="float" office:value="7.77142857142857" calcext:value-type="float">
            <text:p/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Framework Code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Lines of Code (physical)</text:p>
          </table:table-cell>
          <table:table-cell table:number-columns-repeated="2" table:style-name="ce2" office:value-type="float" office:value="42688" calcext:value-type="float">
            <text:p>42688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Lines of Code (logical)</text:p>
          </table:table-cell>
          <table:table-cell table:number-columns-repeated="2" table:style-name="ce2" office:value-type="float" office:value="12624" calcext:value-type="float">
            <text:p>12624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Kommentar (whole)</text:p>
          </table:table-cell>
          <table:table-cell table:number-columns-repeated="2" table:style-name="ce2" office:value-type="float" office:value="35934" calcext:value-type="float">
            <text:p>35934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Kommentar (embedded)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Kommentarrate</text:p>
          </table:table-cell>
          <table:table-cell table:style-name="ce2" table:formula="of:=[.B10]/([.B12]+[.B13])" office:value-type="float" office:value="1.18370629176719" calcext:value-type="float">
            <text:p/>
          </table:table-cell>
          <table:table-cell table:style-name="ce2" table:formula="of:=[.C10]/([.C12]+[.C13])" office:value-type="float" office:value="1.18370629176719" calcext:value-type="float">
            <text:p/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LoC (logical)/Kommentare</text:p>
          </table:table-cell>
          <table:table-cell table:style-name="ce2" table:formula="of:=[.B11]/([.B12]+[.B13])" office:value-type="float" office:value="0.350054072040596" calcext:value-type="float">
            <text:p/>
          </table:table-cell>
          <table:table-cell table:style-name="ce2" table:formula="of:=[.C11]/([.C12]+[.C13])" office:value-type="float" office:value="0.350054072040596" calcext:value-type="float">
            <text:p/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.00.0000</text:date>, <text:time style:data-style-name="N2" text:time-value="10:35:25.65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0-28T10:37:53.816000000</dc:date>
    <meta:generator>LibreOffice/4.2.2.1$Windows_x86 LibreOffice_project/3be8cda0bddd8e430d8cda1ebfd581265cca5a0f</meta:generator>
    <meta:editing-duration>PT37M29S</meta:editing-duration>
    <meta:editing-cycles>20</meta:editing-cycles>
    <meta:document-statistic meta:table-count="1" meta:cell-count="4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